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7cm" fo:min-width="2.465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3.363cm"/>
    </style:style>
    <style:style style:name="gr3" style:family="graphic" style:parent-style-name="standard">
      <style:graphic-properties draw:textarea-horizontal-align="justify" draw:textarea-vertical-align="middle" draw:auto-grow-height="false" fo:min-height="1.097cm" fo:min-width="3.18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8ccfb7" draw:textarea-horizontal-align="justify" draw:textarea-vertical-align="middle" draw:auto-grow-height="false" fo:min-height="1.008cm" fo:min-width="3.8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ccfb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1.016cm" svg:x="7.604cm" svg:y="2.016cm">
          <text:p text:style-name="P1">Index.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91cm" svg:height="1.016cm" svg:x="4.81cm" svg:y="4.429cm">
          <text:p text:style-name="P1">Login.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461cm" svg:height="1.778cm" svg:x="7.096cm" svg:y="6.715cm">
          <text:p text:style-name="P1">Process 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207cm" svg:height="1.905cm" svg:x="1.381cm" svg:y="6.74cm">
          <text:p text:style-name="P1">Recover Ac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461cm" svg:height="1.778cm" svg:x="4.81cm" svg:y="9.636cm">
          <text:p text:style-name="P1">Successful 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461cm" svg:height="1.778cm" svg:x="4.81cm" svg:y="12.43cm">
          <text:p text:style-name="P1">Main.ph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763cm" svg:y1="3.159cm" svg:x2="6.969cm" svg:y2="4.429cm">
          <text:p/>
        </draw:line>
        <draw:line draw:style-name="gr4" draw:text-style-name="P2" draw:layer="layout" svg:x1="6.842cm" svg:y1="5.572cm" svg:x2="4.048cm" svg:y2="6.715cm">
          <text:p/>
        </draw:line>
        <draw:line draw:style-name="gr4" draw:text-style-name="P2" draw:layer="layout" svg:x1="6.969cm" svg:y1="5.572cm" svg:x2="10.144cm" svg:y2="6.842cm">
          <text:p/>
        </draw:line>
        <draw:line draw:style-name="gr4" draw:text-style-name="P2" draw:layer="layout" svg:x1="9.89cm" svg:y1="8.493cm" svg:x2="7.604cm" svg:y2="9.636cm">
          <text:p/>
        </draw:line>
        <draw:line draw:style-name="gr4" draw:text-style-name="P2" draw:layer="layout" svg:x1="7.477cm" svg:y1="11.414cm" svg:x2="7.477cm" svg:y2="12.43cm">
          <text:p/>
        </draw:line>
        <draw:custom-shape draw:style-name="gr2" draw:text-style-name="P1" draw:layer="layout" svg:width="5.461cm" svg:height="1.778cm" svg:x="4.81cm" svg:y="12.431cm">
          <text:p text:style-name="P1">Main.ph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096cm" svg:height="1.778cm" svg:x="4.556cm" svg:y="15.351cm">
          <text:p text:style-name="P1">Load Accou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6.096cm" svg:height="1.778cm" svg:x="4.556cm" svg:y="19.034cm">
          <text:p text:style-name="P1">Load Transac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477cm" svg:y1="14.335cm" svg:x2="7.604cm" svg:y2="15.351cm">
          <text:p/>
        </draw:line>
        <draw:line draw:style-name="gr4" draw:text-style-name="P2" draw:layer="layout" svg:x1="7.604cm" svg:y1="17.129cm" svg:x2="7.604cm" svg:y2="19.0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da7d8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12:06:49.331000000</meta:creation-date>
    <dc:date>2018-07-10T13:06:06.821000000</dc:date>
    <meta:editing-duration>PT13M56S</meta:editing-duration>
    <meta:editing-cycles>2</meta:editing-cycles>
    <meta:generator>LibreOffice/6.0.3.2$Windows_X86_64 LibreOffice_project/8f48d515416608e3a835360314dac7e47fd0b821</meta:generator>
    <meta:document-statistic meta:object-count="16"/>
  </office:meta>
</office:document-meta>
</file>